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b877c" officeooo:paragraph-rsid="003152f6"/>
    </style:style>
    <style:style style:name="P10" style:family="paragraph" style:parent-style-name="Text_20_body">
      <style:text-properties officeooo:rsid="0021e59b" officeooo:paragraph-rsid="00244bce"/>
    </style:style>
    <style:style style:name="P11" style:family="paragraph" style:parent-style-name="Text_20_body">
      <style:text-properties officeooo:rsid="002e8a84" officeooo:paragraph-rsid="002e8a84"/>
    </style:style>
    <style:style style:name="P12" style:family="paragraph" style:parent-style-name="Text_20_body">
      <style:text-properties officeooo:rsid="002de9ab" officeooo:paragraph-rsid="003152f6"/>
    </style:style>
    <style:style style:name="P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Code">
      <style:text-properties officeooo:paragraph-rsid="003152f6"/>
    </style:style>
    <style:style style:name="P17" style:family="paragraph" style:parent-style-name="Title" style:master-page-name="First_20_Page">
      <style:paragraph-properties style:page-number="auto"/>
    </style:style>
    <style:style style:name="P18" style:family="paragraph" style:parent-style-name="Heading_20_1" style:list-style-name=""/>
    <style:style style:name="P19" style:family="paragraph" style:parent-style-name="Heading_20_1">
      <style:text-properties officeooo:rsid="0026c70c"/>
    </style:style>
    <style:style style:name="P20" style:family="paragraph" style:parent-style-name="Heading_20_1">
      <style:text-properties officeooo:rsid="0026c70c" officeooo:paragraph-rsid="0026c70c"/>
    </style:style>
    <style:style style:name="P21" style:family="paragraph" style:parent-style-name="Heading_20_1">
      <style:paragraph-properties fo:break-before="page"/>
      <style:text-properties officeooo:rsid="002255a7" officeooo:paragraph-rsid="002255a7"/>
    </style:style>
    <style:style style:name="P22" style:family="paragraph" style:parent-style-name="Contents_20_Heading" style:master-page-name="Standard">
      <style:paragraph-properties style:page-number="1" fo:break-before="page"/>
    </style:style>
    <style:style style:name="P23" style:family="paragraph" style:parent-style-name="Bibliography_20_1">
      <style:paragraph-properties>
        <style:tab-stops/>
      </style:paragraph-properties>
    </style:style>
    <style:style style:name="P24" style:family="paragraph" style:parent-style-name="Text_20_body" style:list-style-name="L1">
      <style:text-properties officeooo:rsid="00277158" officeooo:paragraph-rsid="00277158"/>
    </style:style>
    <style:style style:name="P25" style:family="paragraph" style:parent-style-name="Text_20_body" style:list-style-name="L2">
      <style:text-properties officeooo:rsid="002e8a84" officeooo:paragraph-rsid="002e8a84"/>
    </style:style>
    <style:style style:name="P26" style:family="paragraph" style:parent-style-name="Text_20_body" style:list-style-name="L3">
      <style:text-properties officeooo:rsid="0028d6a9" officeooo:paragraph-rsid="0028d6a9"/>
    </style:style>
    <style:style style:name="P27" style:family="paragraph" style:parent-style-name="Text_20_body">
      <style:text-properties officeooo:rsid="002a36d2" officeooo:paragraph-rsid="002a36d2"/>
    </style:style>
    <style:style style:name="P28" style:family="paragraph" style:parent-style-name="Text_20_body">
      <style:text-properties officeooo:rsid="0032e1f2" officeooo:paragraph-rsid="0032e1f2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3152f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Implementation - Rypto</text:span><text:line-break/><text:date style:data-style-name="N10076" text:date-value="2017-04-10T10:40:27.114472165">April 10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14"><text:a xlink:type="simple" xlink:href="#__RefHeading___Toc114_700232704" text:style-name="Index_20_Link" text:visited-style-name="Index_20_Link">Preface<text:tab/>2</text:a></text:p>
          <text:p text:style-name="P14"><text:a xlink:type="simple" xlink:href="#__RefHeading___Toc97_1780184291" text:style-name="Index_20_Link" text:visited-style-name="Index_20_Link">General structure<text:tab/>2</text:a></text:p>
          <text:p text:style-name="P14"><text:a xlink:type="simple" xlink:href="#__RefHeading___Toc290_762436818" text:style-name="Index_20_Link" text:visited-style-name="Index_20_Link">Tool chain<text:tab/>2</text:a></text:p>
          <text:p text:style-name="P14"><text:a xlink:type="simple" xlink:href="#__RefHeading___Toc99_512451262" text:style-name="Index_20_Link" text:visited-style-name="Index_20_Link">Library aes<text:tab/>2</text:a></text:p>
          <text:p text:style-name="P13"><text:a xlink:type="simple" xlink:href="#__RefHeading___Toc101_512451262" text:style-name="Index_20_Link" text:visited-style-name="Index_20_Link">Types<text:tab/>2</text:a></text:p>
          <text:p text:style-name="P13"><text:a xlink:type="simple" xlink:href="#__RefHeading___Toc103_512451262" text:style-name="Index_20_Link" text:visited-style-name="Index_20_Link">Functions<text:tab/>3</text:a></text:p>
          <text:p text:style-name="P15"><text:a xlink:type="simple" xlink:href="#__RefHeading___Toc292_762436818" text:style-name="Index_20_Link" text:visited-style-name="Index_20_Link">AES_KeyExpansion<text:tab/>3</text:a></text:p>
          <text:p text:style-name="P15"><text:a xlink:type="simple" xlink:href="#__RefHeading___Toc294_762436818" text:style-name="Index_20_Link" text:visited-style-name="Index_20_Link">AES_encrypt<text:tab/>3</text:a></text:p>
          <text:p text:style-name="P15"><text:a xlink:type="simple" xlink:href="#__RefHeading___Toc296_762436818" text:style-name="Index_20_Link" text:visited-style-name="Index_20_Link">AES_decrypt<text:tab/>3</text:a></text:p>
          <text:p text:style-name="P14"><text:a xlink:type="simple" xlink:href="#__RefHeading___Toc105_512451262" text:style-name="Index_20_Link" text:visited-style-name="Index_20_Link">Performance<text:tab/>3</text:a></text:p>
          <text:p text:style-name="P14"><text:a xlink:type="simple" xlink:href="#__RefHeading___Toc107_512451262" text:style-name="Index_20_Link" text:visited-style-name="Index_20_Link">Missing features, possible new features<text:tab/>3</text:a></text:p>
        </text:index-body>
      </text:table-of-content>
      <text:p text:style-name="Text_20_body"/>
      <text:h text:style-name="P18" text:outline-level="1"/>
      <text:h text:style-name="P21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19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9160433333021353997" text:style-name="L1">
        <text:list-item>
          <text:p text:style-name="P24">Library aes – all of the AES-related functionality</text:p>
        </text:list-item>
        <text:list-item>
          <text:p text:style-name="P24">Executable rypto – user interface</text:p>
        </text:list-item>
        <text:list-item>
          <text:p text:style-name="P24">Test cases – CUnit format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1">To build the project, the following are needed:</text:p>
      <text:list xml:id="list5572276677302031112" text:style-name="L2">
        <text:list-item>
          <text:p text:style-name="P25">gradle tool</text:p>
        </text:list-item>
        <text:list-item>
          <text:p text:style-name="P25">C compiler with standard libraries</text:p>
        </text:list-item>
      </text:list>
      <text:p text:style-name="P11">Development environment was MacBook Pro, running macOS Sierra Version 10.12.3. The gradle tool and gcc C compiler were installed from Homebrew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p text:style-name="P28">The following implementations were viewed before starting implementation: <text:bibliography-mark text:identifier="GITHUB01" text:bibliography-type="www" text:author="kokke" text:publisher="GitHub" text:title="Small portable AES128 in C " text:year="2017" text:url="https://github.com/kokke/tiny-AES128-C">[GITHUB01]</text:bibliography-mark>, <text:bibliography-mark text:identifier="GITHUB02" text:bibliography-type="www" text:author="Huertas, Dani" text:publisher="GitHub" text:title="AES algorithm implementation in C" text:year="2016" text:url="https://github.com/dhuertas/AES">[GITHUB02]</text:bibliography-mark>, <text:bibliography-mark text:identifier="CONTE01" text:bibliography-type="www" text:author="Conte, Brad" text:publisher="Conte, Brad" text:title="Implementation of AES in C" text:year="2006" text:url="http://bradconte.com/aes_c">[CONTE01]</text:bibliography-mark>.</text:p>
      <text:h text:style-name="Heading_20_2" text:outline-level="2"><text:bookmark-start text:name="__RefHeading___Toc101_512451262"/>Types<text:bookmark-end text:name="__RefHeading___Toc101_512451262"/></text:h>
      <text:p text:style-name="P6">Two types are defined: </text:p>
      <text:list xml:id="list4635693068200042577" text:style-name="L3">
        <text:list-item>
          <text:p text:style-name="P26">AES_byte (8-bit unsigned integer)</text:p>
        </text:list-item>
        <text:list-item>
          <text:p text:style-name="P26">AES_word (32-bit unsigned integer)</text:p>
        </text:list-item>
      </text:list>
      <text:h text:style-name="Heading_20_2" text:outline-level="2"><text:bookmark-start text:name="__RefHeading___Toc103_512451262"/><text:soft-page-break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16">void AES_KeyExpansion(AES_byte *key,<text:line-break/> <text:s text:c="21"/>AES_word *w)</text:p>
      <text:p text:style-name="P9"><text:span text:style-name="T3">E</text:span>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Code">void AES_encrypt(AES_byte *plaintext, <text:line-break/> <text:s text:c="16"/>AES_byte *ciphertext, <text:line-break/> <text:s text:c="16"/>AES_word *w)</text:p>
      <text:p text:style-name="P12"><text:span text:style-name="T3">E</text:span>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16">void AES_decrypt(AES_byte *plaintext, <text:line-break/> <text:s text:c="16"/>AES_byte *ciphertext, <text:line-break/> <text:s text:c="16"/>AES_word *w)</text:p>
      <text:p text:style-name="P12"><text:span text:style-name="T3">D</text:span>ecrypts one block (16 bytes) with an AES Key Schedule.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20" text:outline-level="1"><text:bookmark-start text:name="__RefHeading___Toc107_512451262"/>Missing features, possible new features<text:bookmark-end text:name="__RefHeading___Toc107_512451262"/></text:h>
      <text:p text:style-name="P8">Other key sizes than 128. Other operation modes besides ECB.</text:p>
      <text:p text:style-name="P10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References</text:p>
          </text:index-title>
          <text:p text:style-name="P23">FIPS197: U.S. Department of Commerce/National Institute of Standards and Technology, Federal Information Processing Standard, FIPS PUB 197 Advanced Encryption Standard (AES), 2001</text:p>
          <text:p text:style-name="P23">WIKI001: Wikipedia, Rijndael mix columns, 2017, https://en.wikipedia.org/wiki/Rijndael_mix_columns</text:p>
          <text:p text:style-name="P23">GITHUB01: kokke, Small portable AES128 in C , 2017, https://github.com/kokke/tiny-AES128-C</text:p>
          <text:p text:style-name="P23">GITHUB02: Huertas, Dani, AES algorithm implementation in C, 2016, https://github.com/dhuertas/AES</text:p>
          <text:p text:style-name="P23">CONTE01: Conte, Brad, Implementation of AES in C, 2006, http://bradconte.com/aes_c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10T10:40:27.080081000</dc:date>
    <dc:creator>Riku Kalinen</dc:creator>
    <meta:editing-duration>PT1H13M56S</meta:editing-duration>
    <meta:editing-cycles>18</meta:editing-cycles>
    <meta:generator>LibreOffice/5.1.4.2$MacOSX_X86_64 LibreOffice_project/f99d75f39f1c57ebdd7ffc5f42867c12031db97a</meta:generator>
    <meta:document-statistic meta:table-count="0" meta:image-count="0" meta:object-count="0" meta:page-count="6" meta:paragraph-count="58" meta:word-count="367" meta:character-count="2687" meta:non-whitespace-character-count="2286"/>
  </office:meta>
</office:document-meta>
</file>